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ext:span>This Widget displays an image.</text:span></text:p><text:p text:style-name="Standard"/><text:p text:style-name="Standard">More info (<text:a xlink:type="simple" xlink:href="https://docs.lvgl.io/8.3/widgets/core/img.html" text:style-name="Internet_20_link" text:visited-style-name="Visited_20_Internet_20_Link">link</text:a>)</text:p><text:p text:style-name="Standard"/>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ext:span>The name of the bitmap to be displayed.</text:span></text:p><text:p text:style-name="Standard"/>,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text:span>X position of the center of rotation. If left blank, the center of rotation is in the middle of the Widget.</text:span></text:p><text:p text:style-name="Standard"/>,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text:span>Y position of the center of rotation. If left blank, the center of rotation is in the middle of the Widget.</text:span></text:p><text:p text:style-name="Standard"/>,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text:span>Scale factor. Set factor to </text:span><text:span text:style-name="backtick">256</text:span><text:span> to disable zooming. A larger value enlarges the images (e.g. </text:span><text:span text:style-name="backtick">512</text:span><text:span> double size), a smaller value shrinks it (e.g. </text:span><text:span text:style-name="backtick">128</text:span><text:span> half size). Fractional scale works as well, e.g. </text:span><text:span text:style-name="backtick">281</text:span><text:span> for 10% enlargement.</text:span></text:p><text:p text:style-name="Standard"/>,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Rotation angle, angle has 0.1 degree precision, so for 45.8° set </text:span><text:span text:style-name="backtick">458</text:span><text:span>. Image is rotated around the centar of rotation which is defined with </text:span><text:span text:style-name="backtick">Pivot X</text:span><text:span> and </text:span><text:span text:style-name="backtick">Pivot Y</text:span><text:span> propertie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Image14"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Image17"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Image20"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Image23"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Image26" text:continue-numbering="true" text:continue-list="list_Imag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Image27" text:continue-numbering="true" text:continue-list="list_Imag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Image28" text:continue-numbering="true" text:continue-list="list_Imag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Image29" text:continue-numbering="true" text:continue-list="list_Imag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Image30" text:continue-numbering="true" text:continue-list="list_Imag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Image31" text:continue-numbering="true" text:continue-list="list_Imag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Image32" text:continue-numbering="true" text:continue-list="list_Imag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Image33" text:continue-numbering="true" text:continue-list="list_Imag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Image34" text:continue-numbering="true" text:continue-list="list_Imag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Image35" text:continue-numbering="true" text:continue-list="list_Imag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Image36" text:continue-numbering="true" text:continue-list="list_Imag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Image37" text:continue-numbering="true" text:continue-list="list_Image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Image38" text:continue-numbering="true" text:continue-list="list_Imag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Image39" text:continue-numbering="true" text:continue-list="list_Imag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Image40" text:continue-numbering="true" text:continue-list="list_Imag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Image41" text:continue-numbering="true" text:continue-list="list_Imag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Image42" text:continue-numbering="true" text:continue-list="list_Imag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Image43" text:continue-numbering="true" text:continue-list="list_Imag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Image44" text:continue-numbering="true" text:continue-list="list_Imag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Image45" text:continue-numbering="true" text:continue-list="list_Imag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Image46" text:continue-numbering="true" text:continue-list="list_Imag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Image47" text:continue-numbering="true" text:continue-list="list_Imag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48" text:continue-numbering="true" text:continue-list="list_Image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Image49" text:continue-numbering="true" text:continue-list="list_Imag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Image50" text:continue-numbering="true" text:continue-list="list_Imag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Image51" text:continue-numbering="true" text:continue-list="list_Imag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Image52" text:continue-numbering="true" text:continue-list="list_Imag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Image53" text:continue-numbering="true" text:continue-list="list_Imag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4" text:continue-numbering="true" text:continue-list="list_Imag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mage55"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56" text:continue-numbering="true" text:continue-list="list_Imag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mage57" text:continue-numbering="true" text:continue-list="list_Imag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mage58" text:continue-numbering="true" text:continue-list="list_Imag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59"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